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37a91f"/>
    </style:style>
    <style:style style:name="P2" style:family="paragraph" style:parent-style-name="List_20_Paragraph" style:list-style-name="L1">
      <style:paragraph-properties fo:text-align="justify" style:justify-single-word="false"/>
      <style:text-properties officeooo:paragraph-rsid="083d74d5"/>
    </style:style>
    <style:style style:name="P3" style:family="paragraph" style:parent-style-name="List_20_Paragraph" style:list-style-name="L1">
      <style:paragraph-properties fo:text-align="justify" style:justify-single-word="false"/>
      <style:text-properties officeooo:paragraph-rsid="083539a3"/>
    </style:style>
    <style:style style:name="P4" style:family="paragraph" style:parent-style-name="List_20_Paragraph" style:list-style-name="L1">
      <style:paragraph-properties fo:text-align="justify" style:justify-single-word="false"/>
      <style:text-properties officeooo:paragraph-rsid="08292238"/>
    </style:style>
    <style:style style:name="P5" style:family="paragraph" style:parent-style-name="List_20_Paragraph" style:list-style-name="L1">
      <style:paragraph-properties fo:text-align="justify" style:justify-single-word="false"/>
      <style:text-properties officeooo:paragraph-rsid="084c66eb"/>
    </style:style>
    <style:style style:name="P6" style:family="paragraph" style:parent-style-name="List_20_Paragraph" style:list-style-name="L1">
      <style:paragraph-properties fo:text-align="justify" style:justify-single-word="false"/>
      <style:text-properties officeooo:paragraph-rsid="084f605b"/>
    </style:style>
    <style:style style:name="P7" style:family="paragraph" style:parent-style-name="List_20_Paragraph" style:list-style-name="L1">
      <style:paragraph-properties fo:text-align="justify" style:justify-single-word="false"/>
      <style:text-properties officeooo:paragraph-rsid="083538af"/>
    </style:style>
    <style:style style:name="P8" style:family="paragraph" style:parent-style-name="List_20_Paragraph" style:list-style-name="L1">
      <style:paragraph-properties fo:text-align="justify" style:justify-single-word="false"/>
      <style:text-properties style:font-name="DejaVu Sans" fo:font-size="9pt" officeooo:paragraph-rsid="08292238" style:font-size-asian="9pt" style:font-size-complex="9pt"/>
    </style:style>
    <style:style style:name="P9" style:family="paragraph" style:parent-style-name="List_20_Paragraph" style:list-style-name="L1">
      <style:paragraph-properties fo:text-align="justify" style:justify-single-word="false"/>
      <style:text-properties style:font-name="DejaVu Sans" fo:font-size="9pt" officeooo:rsid="08427deb" officeooo:paragraph-rsid="08427deb" style:font-size-asian="9pt" style:font-size-complex="9pt"/>
    </style:style>
    <style:style style:name="P10" style:family="paragraph" style:parent-style-name="List_20_Paragraph" style:list-style-name="L1">
      <style:paragraph-properties fo:text-align="justify" style:justify-single-word="false"/>
      <style:text-properties style:font-name="DejaVu Sans" fo:font-size="9pt" officeooo:rsid="08427deb" officeooo:paragraph-rsid="0844ac91" style:font-size-asian="9pt" style:font-size-complex="9pt"/>
    </style:style>
    <style:style style:name="P11" style:family="paragraph" style:parent-style-name="List_20_Paragraph" style:list-style-name="L1">
      <style:paragraph-properties fo:text-align="justify" style:justify-single-word="false"/>
      <style:text-properties style:font-name="DejaVu Sans" fo:font-size="9pt" officeooo:rsid="08427deb" officeooo:paragraph-rsid="085b541f" style:font-size-asian="9pt" style:font-size-complex="9pt"/>
    </style:style>
    <style:style style:name="P12" style:family="paragraph" style:parent-style-name="List_20_Paragraph" style:list-style-name="L1">
      <style:paragraph-properties fo:text-align="justify" style:justify-single-word="false"/>
      <style:text-properties style:font-name="DejaVu Sans" fo:font-size="9pt" officeooo:rsid="0844ac91" officeooo:paragraph-rsid="0844ac91" style:font-size-asian="9pt" style:font-size-complex="9pt"/>
    </style:style>
    <style:style style:name="P13" style:family="paragraph" style:parent-style-name="List_20_Paragraph" style:list-style-name="L1">
      <style:paragraph-properties fo:text-align="justify" style:justify-single-word="false"/>
      <style:text-properties officeooo:rsid="08427deb" officeooo:paragraph-rsid="0851680d"/>
    </style:style>
    <style:style style:name="P14" style:family="paragraph" style:parent-style-name="List_20_Paragraph" style:list-style-name="L1">
      <style:paragraph-properties fo:margin-left="0cm" fo:margin-right="0cm" fo:text-align="justify" style:justify-single-word="false" fo:text-indent="0cm" style:auto-text-indent="false"/>
      <style:text-properties style:font-name="DejaVu Sans" fo:font-size="9pt" officeooo:rsid="08427deb" officeooo:paragraph-rsid="08427deb" style:font-size-asian="9pt" style:font-size-complex="9pt"/>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normal" officeooo:rsid="083539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fo:font-weight="normal" officeooo:rsid="083547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fo:font-weight="normal" officeooo:rsid="0840f9f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DejaVu Sans" fo:font-size="9pt" fo:font-style="normal" style:text-underline-style="none" fo:font-weight="normal" officeooo:rsid="084f60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DejaVu Sans" fo:font-size="9pt" fo:font-style="normal" style:text-underline-style="none" fo:font-weight="normal" officeooo:rsid="085096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DejaVu Sans" fo:font-size="9pt" fo:font-style="normal" style:text-underline-style="none" fo:font-weight="normal" officeooo:rsid="085316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DejaVu Sans" fo:font-size="9pt" fo:font-style="normal" style:text-underline-style="none" fo:font-weight="normal" officeooo:rsid="085a88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4" style:family="text">
      <style:text-properties fo:font-variant="normal" fo:text-transform="none" fo:color="#00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000000" style:text-line-through-style="none" style:text-line-through-type="none" style:font-name="DejaVu Sans" fo:font-size="9pt" fo:font-style="normal" style:text-underline-style="none" fo:font-weight="bold" officeooo:rsid="0837a91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000000" style:text-line-through-style="none" style:text-line-through-type="none" style:font-name="DejaVu Sans" fo:font-size="9pt" fo:font-style="normal" style:text-underline-style="none" fo:font-weight="bold" officeooo:rsid="0856d79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ff0000" style:text-line-through-style="none" style:text-line-through-type="none" style:font-name="DejaVu Sans"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ff0000" style:text-line-through-style="none" style:text-line-through-type="none" style:font-name="DejaVu Sans" fo:font-size="9pt" fo:font-style="normal" style:text-underline-style="none" fo:font-weight="bold" officeooo:rsid="083107f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ff0000" style:text-line-through-style="none" style:text-line-through-type="none" style:font-name="DejaVu Sans" fo:font-size="9pt" fo:font-style="normal" style:text-underline-style="none" fo:font-weight="bold" officeooo:rsid="0834b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ff0000" style:text-line-through-style="none" style:text-line-through-type="none" style:font-name="DejaVu Sans" fo:font-size="9pt" fo:font-style="normal" style:text-underline-style="none" fo:font-weight="bold" officeooo:rsid="08353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ff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ff0000" style:text-line-through-style="none" style:text-line-through-type="none" style:font-name="DejaVu Sans" fo:font-size="9pt" fo:font-style="normal" style:text-underline-style="none" fo:font-weight="bold" officeooo:rsid="0855706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ff0000" style:text-line-through-style="none" style:text-line-through-type="none" style:font-name="DejaVu Sans" fo:font-size="9pt" fo:font-style="normal" style:text-underline-style="none" fo:font-weight="bold" officeooo:rsid="0856d79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ff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ff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6" style:family="text">
      <style:text-properties fo:font-variant="normal" fo:text-transform="none" fo:color="#ff0000" style:text-line-through-style="none" style:text-line-through-type="none" style:font-name="DejaVu Sans" fo:font-size="9pt" style:text-underline-style="none" fo:font-weight="bold" officeooo:rsid="075d29cf" style:text-blinking="false" fo:background-color="transparent" loext:char-shading-value="0" style:font-name-asian="Times New Roman1" style:font-size-asian="9pt" style:font-weight-asian="bold" style:font-name-complex="Calibri1" style:font-size-complex="9pt" style:font-weight-complex="bold" loext:padding="0cm" loext:border="none"/>
    </style:style>
    <style:style style:name="T37" style:family="text">
      <style:text-properties fo:font-variant="normal" fo:text-transform="none"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style:text-line-through-style="none" style:text-line-through-type="none" style:font-name="DejaVu Sans" fo:font-size="9pt" fo:font-style="normal" style:text-underline-style="none" fo:font-weight="bold" officeooo:rsid="0856d79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style:font-name="DejaVu Sans" fo:font-size="9pt" style:font-size-asian="9pt" style:font-size-complex="9pt"/>
    </style:style>
    <style:style style:name="T40" style:family="text">
      <style:text-properties style:font-name="DejaVu Sans" fo:font-size="9pt" officeooo:rsid="0851680d" style:font-size-asian="9pt" style:font-size-complex="9pt"/>
    </style:style>
    <style:style style:name="T41" style:family="text">
      <style:text-properties style:font-name="DejaVu Sans" fo:font-size="9pt" officeooo:rsid="08427deb" style:font-size-asian="9pt" style:font-size-complex="9pt"/>
    </style:style>
    <style:style style:name="T42" style:family="text">
      <style:text-properties style:font-name="DejaVu Sans" fo:font-size="9pt" fo:font-weight="normal" style:font-size-asian="9pt" style:font-weight-asian="normal" style:font-size-complex="9pt" style:font-weight-complex="normal"/>
    </style:style>
    <style:style style:name="T43" style:family="text">
      <style:text-properties fo:color="#ff0000" style:font-name="DejaVu Sans" fo:font-size="9pt"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71163129839456360" text:style-name="L1">
        <text:list-item>
          <text:p text:style-name="P1"><text:span text:style-name="Strong_20_Emphasis"><text:span text:style-name="T25">Change in data environment:</text:span></text:span></text:p>
          <text:list>
            <text:list-item>
              <text:p text:style-name="P2"><text:span text:style-name="Strong_20_Emphasis"><text:span text:style-name="T12">The data environment has changed a lot since SQL was first designed in the 1970s. </text:span></text:span><text:span text:style-name="Strong_20_Emphasis"><text:span text:style-name="T16">Now </text:span></text:span><text:span text:style-name="Strong_20_Emphasis"><text:span text:style-name="T12">data isn't just numbers, dates, and strings. </text:span></text:span><text:span text:style-name="Strong_20_Emphasis"><text:span text:style-name="T17">Now we</text:span></text:span><text:span text:style-name="Strong_20_Emphasis"><text:span text:style-name="T12"> also </text:span></text:span><text:span text:style-name="Strong_20_Emphasis"><text:span text:style-name="T17">have</text:span></text:span><text:span text:style-name="Strong_20_Emphasis"><text:span text:style-name="T12"> geospatial data, 3D data, audio and video, and unstructured text, including log files and social media.</text:span></text:span></text:p>
            </text:list-item>
            <text:list-item>
              <text:p text:style-name="P2"><text:span text:style-name="Strong_20_Emphasis"><text:span text:style-name="T12">Traditional database systems were designed to address smaller volumes of structured data, fewer updates or a predictable, consistent data structure. Traditional database systems are also designed to operate on a single server, making increased capacity expensive and finite. </text:span></text:span></text:p>
            </text:list-item>
            <text:list-item>
              <text:p text:style-name="P2"><text:span text:style-name="Strong_20_Emphasis"><text:span text:style-name="T12">As applications have evolved to serve large volumes of users, and as application development practices have become agile, the traditional use of the relational database has become a liability for many companies rather than an enabling factor in their business.</text:span></text:span></text:p>
            </text:list-item>
          </text:list>
        </text:list-item>
        <text:list-item>
          <text:p text:style-name="P3"><text:span text:style-name="Strong_20_Emphasis"><text:span text:style-name="T12">Data can be classified into three types on the basis of its organization:</text:span></text:span></text:p>
          <text:list>
            <text:list-item>
              <text:p text:style-name="P4"><text:span text:style-name="Strong_20_Emphasis"><text:span text:style-name="T12">structured data: a table has defined columns.</text:span></text:span></text:p>
            </text:list-item>
            <text:list-item>
              <text:p text:style-name="P4"><text:span text:style-name="Strong_20_Emphasis"><text:span text:style-name="T12">semi-structured data: </text:span></text:span><text:span text:style-name="Strong_20_Emphasis"><text:span text:style-name="T14">a</text:span></text:span><text:span text:style-name="Strong_20_Emphasis"><text:span text:style-name="T12"> row does not need to populate all columns.</text:span></text:span></text:p>
            </text:list-item>
            <text:list-item>
              <text:p text:style-name="P4"><text:span text:style-name="Strong_20_Emphasis"><text:span text:style-name="T12">unstructured </text:span></text:span><text:span text:style-name="Strong_20_Emphasis"><text:span text:style-name="T13">data:</text:span></text:span><text:span text:style-name="Strong_20_Emphasis"><text:span text:style-name="T12"> </text:span></text:span><text:span text:style-name="Strong_20_Emphasis"><text:span text:style-name="T14">c</text:span></text:span><text:span text:style-name="Strong_20_Emphasis"><text:span text:style-name="T12">ertainly you could store everything as a key-value blob but you'd have no means of searching by value (efficiently).</text:span></text:span></text:p>
            </text:list-item>
          </text:list>
        </text:list-item>
        <text:list-item>
          <text:p text:style-name="P4"><text:span text:style-name="Strong_20_Emphasis"><text:span text:style-name="T1">Structured data is information, usually </text:span></text:span><text:span text:style-name="Strong_20_Emphasis"><text:span text:style-name="T4">in text</text:span></text:span><text:span text:style-name="Strong_20_Emphasis"><text:span text:style-name="T1">, displayed in titled columns and rows which can easily be ordered and processed by data mining tools. Most organizations are familiar with this form of data and already using it effectively.</text:span></text:span></text:p>
        </text:list-item>
        <text:list-item>
          <text:p text:style-name="P4"><text:a xlink:type="simple" xlink:href="http://www.datamation.com/big-data/unstructured-data.html" text:style-name="Internet_20_link" text:visited-style-name="Visited_20_Internet_20_Link"><text:span text:style-name="Strong_20_Emphasis"><text:span text:style-name="T39">Unstructured data</text:span></text:span></text:a><text:span text:style-name="Strong_20_Emphasis"><text:span text:style-name="T1"> is essentially everything else. Unstructured data </text:span></text:span><text:span text:style-name="Strong_20_Emphasis"><text:span text:style-name="T21">may have</text:span></text:span><text:span text:style-name="Strong_20_Emphasis"><text:span text:style-name="T1"> internal structure but is not structured via pre-defined data models or schema. It may be textual or non-textual, and human- or machine-generated.</text:span></text:span></text:p>
          <text:p text:style-name="P8"/>
          <text:p text:style-name="P4"><text:span text:style-name="Strong_20_Emphasis"><text:span text:style-name="T32">H</text:span></text:span><text:span text:style-name="Strong_20_Emphasis"><text:span text:style-name="T31">uman-generated unstructured data:</text:span></text:span></text:p>
          <text:list>
            <text:list-item>
              <text:p text:style-name="P4"><text:span text:style-name="Strong_20_Emphasis"><text:span text:style-name="T43">Text files:</text:span></text:span><text:span text:style-name="Strong_20_Emphasis"><text:span text:style-name="T39"> </text:span></text:span><text:span text:style-name="Strong_20_Emphasis"><text:span text:style-name="T42">Word processing, spreadsheets, presentations, logs.</text:span></text:span></text:p>
            </text:list-item>
            <text:list-item>
              <text:p text:style-name="P4"><text:span text:style-name="Strong_20_Emphasis"><text:span text:style-name="T43">Email:</text:span></text:span><text:span text:style-name="T39"> Email has some internal structure thanks to its metadata, and we sometimes refer to it as </text:span><text:a xlink:type="simple" xlink:href="http://www.datamation.com/big-data/semi-structured-data.html" text:style-name="Internet_20_link" text:visited-style-name="Visited_20_Internet_20_Link"><text:span text:style-name="T39">semi-structured</text:span></text:a><text:span text:style-name="T39">. However, its message field is unstructured and traditional </text:span><text:a xlink:type="simple" xlink:href="http://www.datamation.com/big-data/big-data-tools.html" text:style-name="Internet_20_link" text:visited-style-name="Visited_20_Internet_20_Link"><text:span text:style-name="T39">analytics tools</text:span></text:a><text:span text:style-name="T39"> cannot parse it.</text:span></text:p>
            </text:list-item>
            <text:list-item>
              <text:p text:style-name="P4"><text:span text:style-name="Strong_20_Emphasis"><text:span text:style-name="T43">Social Media:</text:span></text:span><text:span text:style-name="T39"> Data from Facebook, Twitter, LinkedIn.</text:span></text:p>
            </text:list-item>
            <text:list-item>
              <text:p text:style-name="P4"><text:span text:style-name="Strong_20_Emphasis"><text:span text:style-name="T43">Website:</text:span></text:span><text:span text:style-name="T39"> YouTube, Instagram, photo sharing sites.</text:span></text:p>
            </text:list-item>
            <text:list-item>
              <text:p text:style-name="P4"><text:span text:style-name="Strong_20_Emphasis"><text:span text:style-name="T43">Mobile data:</text:span></text:span><text:span text:style-name="T39"> Text messages, locations.</text:span></text:p>
            </text:list-item>
            <text:list-item>
              <text:p text:style-name="P4"><text:span text:style-name="Strong_20_Emphasis"><text:span text:style-name="T43">Communications:</text:span></text:span><text:span text:style-name="T39"> Chat, phone recordings, collaboration software. </text:span></text:p>
            </text:list-item>
            <text:list-item>
              <text:p text:style-name="P4"><text:span text:style-name="Strong_20_Emphasis"><text:span text:style-name="T43">Media:</text:span></text:span><text:span text:style-name="T39"> MP3, digital photos, audio and video files.</text:span></text:p>
            </text:list-item>
            <text:list-item>
              <text:p text:style-name="P4"><text:span text:style-name="Strong_20_Emphasis"><text:span text:style-name="T43">Business applications:</text:span></text:span><text:span text:style-name="T39"> MS Office documents, productivity applications.</text:span></text:p>
            </text:list-item>
          </text:list>
          <text:p text:style-name="P4"><text:span text:style-name="Strong_20_Emphasis"><text:span text:style-name="T1"/></text:span></text:p>
          <text:p text:style-name="P4"><text:span text:style-name="Strong_20_Emphasis"><text:span text:style-name="T33">M</text:span></text:span><text:span text:style-name="Strong_20_Emphasis"><text:span text:style-name="T31">achine-generated unstructured data:</text:span></text:span></text:p>
          <text:list text:continue-numbering="true">
            <text:list-item>
              <text:p text:style-name="P4"><text:span text:style-name="Strong_20_Emphasis"><text:span text:style-name="T35">Satellite imagery:</text:span></text:span><text:span text:style-name="Strong_20_Emphasis"><text:span text:style-name="T1"> Weather data, land forms, military movements.</text:span></text:span></text:p>
            </text:list-item>
            <text:list-item>
              <text:p text:style-name="P4"><text:span text:style-name="Strong_20_Emphasis"><text:span text:style-name="T43">Scientific data:</text:span></text:span><text:span text:style-name="T39"> Oil and gas exploration, space exploration, seismic imagery, atmospheric data.</text:span></text:p>
            </text:list-item>
            <text:list-item>
              <text:p text:style-name="P4"><text:span text:style-name="Strong_20_Emphasis"><text:span text:style-name="T43">Digital surveillance:</text:span></text:span><text:span text:style-name="T39"> Surveillance photos and video.</text:span></text:p>
            </text:list-item>
            <text:list-item>
              <text:p text:style-name="P4"><text:span text:style-name="Strong_20_Emphasis"><text:span text:style-name="T43">Sensor data:</text:span></text:span><text:span text:style-name="T39"> Traffic, weather, oceanographic sensors.</text:span></text:p>
            </text:list-item>
          </text:list>
        </text:list-item>
        <text:list-item>
          <text:p text:style-name="P4"><text:span text:style-name="Strong_20_Emphasis"><text:span text:style-name="T1">International Data Corporation (IDC) estimates that the worlds digital information is doubling every two year a large part of which is semi structured or unstructured data. Th</text:span></text:span><text:span text:style-name="Strong_20_Emphasis"><text:span text:style-name="T2">is</text:span></text:span><text:span text:style-name="Strong_20_Emphasis"><text:span text:style-name="T1"> recent explosion in data, both structured and unstructured </text:span></text:span><text:span text:style-name="Strong_20_Emphasis"><text:span text:style-name="T2">but largely unstructured</text:span></text:span><text:span text:style-name="Strong_20_Emphasis"><text:span text:style-name="T1">, has made the need to scale and handle non relational data imperative.</text:span></text:span></text:p>
        </text:list-item>
        <text:list-item>
          <text:p text:style-name="P4"><text:span text:style-name="Strong_20_Emphasis"><text:span text:style-name="T3">D</text:span></text:span><text:span text:style-name="Strong_20_Emphasis"><text:span text:style-name="T1">atabase of structured information doesn’t even contain half of the information available for your use. </text:span></text:span><text:span text:style-name="Emphasis"><text:span text:style-name="T36">80% of business-relevant information originates in unstructured form, primarily text.</text:span></text:span><text:span text:style-name="Strong_20_Emphasis"><text:span text:style-name="T1"> This may seem like an outlandish percentage.</text:span></text:span></text:p>
        </text:list-item>
        <text:list-item>
          <text:p text:style-name="P4"><text:span text:style-name="Strong_20_Emphasis"><text:span text:style-name="T1">Unstructured data, usually binary data is that which has no identifiable internal structure. Ideally, all of this information would be converted into structured data however, this would be costly and time consuming. Also, not all types of unstructured data can easily be converted into a structured model. </text:span></text:span><text:span text:style-name="Strong_20_Emphasis"><text:span text:style-name="T6">Mature analytics tools exist for structured data, but analytics tools for mining unstructured data are nascent and developing.</text:span></text:span></text:p>
        </text:list-item>
        <text:list-item>
          <text:p text:style-name="P4"><text:soft-page-break/><text:span text:style-name="Strong_20_Emphasis"><text:span text:style-name="T10">Many u</text:span></text:span><text:span text:style-name="Strong_20_Emphasis"><text:span text:style-name="T5">nstructured data</text:span></text:span><text:span text:style-name="Strong_20_Emphasis"><text:span text:style-name="T1"> </text:span></text:span><text:span text:style-name="Strong_20_Emphasis"><text:span text:style-name="T10">can</text:span></text:span><text:span text:style-name="Strong_20_Emphasis"><text:span text:style-name="T1"> </text:span></text:span><text:span text:style-name="Strong_20_Emphasis"><text:span text:style-name="T9">be</text:span></text:span><text:span text:style-name="Strong_20_Emphasis"><text:span text:style-name="T1"> stored within </text:span></text:span><text:span text:style-name="Strong_20_Emphasis"><text:span text:style-name="T10">suitable</text:span></text:span><text:span text:style-name="Strong_20_Emphasis"><text:span text:style-name="T1"> </text:span></text:span><text:span text:style-name="Strong_20_Emphasis"><text:span text:style-name="T11">NoSQL databases </text:span></text:span><text:span text:style-name="Strong_20_Emphasis"><text:span text:style-name="T15">such as SOLR, etc</text:span></text:span><text:span text:style-name="Strong_20_Emphasis"><text:span text:style-name="T1">.</text:span></text:span></text:p>
        </text:list-item>
        <text:list-item>
          <text:p text:style-name="P4"><text:a xlink:type="simple" xlink:href="http://www.datamation.com/big-data/semi-structured-data.html" text:style-name="Internet_20_link" text:visited-style-name="Visited_20_Internet_20_Link"><text:span text:style-name="Strong_20_Emphasis"><text:span text:style-name="T39">Semi-structured data</text:span></text:span></text:a><text:span text:style-name="Strong_20_Emphasis"><text:span text:style-name="T1"> maintains internal tags and markings that identify separate data elements, which enables information grouping and hierarchies. Both documents and databases can be semi-structured. This type of data only represents about 5-10% of the structured/semi-structured/unstructured data pie, but has critical business usage cases. </text:span></text:span><text:span text:style-name="T39">Examples of Semi-structured Data:</text:span></text:p>
          <text:list>
            <text:list-item>
              <text:p text:style-name="P4"><text:span text:style-name="Strong_20_Emphasis"><text:span text:style-name="T39">Markup language XML</text:span></text:span><text:span text:style-name="T39"> This is a semi-structured document language. XML is a set of document encoding rules that defines a human- and machine-readable format. (Although saying that XML is human-readable doesn’t pack a big punch: anyone trying to read an XML document has better things to do with their time.) Its value is that its tag-driven structure is highly flexible, and coders can adapt it to universalize data structure, storage, and transport on the Web.</text:span></text:p>
            </text:list-item>
            <text:list-item>
              <text:p text:style-name="P4"><text:span text:style-name="Strong_20_Emphasis"><text:span text:style-name="T39">Open standard JSON (JavaScript Object Notation)</text:span></text:span><text:span text:style-name="T39"> JSON is another semi-structured data interchange format. Java is implicit in the name but other C-like programming languages recognize it. Its structure consists of name/value pairs (or object, hash table, etc.) and an ordered value list (or array, sequence, list). Since the structure is interchangeable among languages, JSON excels at transmitting data between web applications and servers.</text:span></text:p>
            </text:list-item>
            <text:list-item>
              <text:p text:style-name="P4"><text:span text:style-name="Strong_20_Emphasis"><text:span text:style-name="T39">NoSQL</text:span></text:span><text:span text:style-name="T39"> Semi-structured data is also an important element of many NoSQL (“not only SQL”) databases. NoSQL databases differ from relational databases because they do not separate the organization (schema) from the data. This makes NoSQL a better choice to store information that does not easily fit into the record and table format, such as text with varying lengths. It also allows for easier data exchange between databases. Some newer NoSQL databases like </text:span><text:a xlink:type="simple" xlink:href="https://www.mongodb.com/" office:target-frame-name="_blank" xlink:show="new" text:style-name="Internet_20_link" text:visited-style-name="Visited_20_Internet_20_Link"><text:span text:style-name="T39">MongoDB</text:span></text:a><text:span text:style-name="T39"> and </text:span><text:a xlink:type="simple" xlink:href="https://www.couchbase.com/" office:target-frame-name="_blank" xlink:show="new" text:style-name="Internet_20_link" text:visited-style-name="Visited_20_Internet_20_Link"><text:span text:style-name="T39">Couchbase</text:span></text:a><text:span text:style-name="T39"> also incorporate semi-structured documents by natively storing them in the JSON format. </text:span></text:p>
            </text:list-item>
          </text:list>
        </text:list-item>
        <text:list-item>
          <text:p text:style-name="P4"><text:span text:style-name="Strong_20_Emphasis"><text:span text:style-name="T1">Basically you need to store structured/semi-structured/unstructured data in a database, because you want to perform some queries on it. If the purpose is just the archival of data, then probably you can just use a distributed file system like HDFS to store the data. Here are some choices:</text:span></text:span></text:p>
          <text:list>
            <text:list-item>
              <text:p text:style-name="P5"><text:span text:style-name="Strong_20_Emphasis"><text:span text:style-name="T1">Structured data and no complex queries, use key-value NoSQL database, such as Redis, Voldemort etc.</text:span></text:span></text:p>
            </text:list-item>
            <text:list-item>
              <text:p text:style-name="P5"><text:span text:style-name="Strong_20_Emphasis"><text:span text:style-name="T1">Structured data and you want to do complex queries which requires table joins, you don’t know about apriori, use RDBMS like Mysql, Postgresql etc.</text:span></text:span></text:p>
            </text:list-item>
            <text:list-item>
              <text:p text:style-name="P4"><text:span text:style-name="Strong_20_Emphasis"><text:span text:style-name="T1">Semi-structured data, and not too complex queries, use column-</text:span></text:span><text:span text:style-name="Strong_20_Emphasis"><text:span text:style-name="T18">family</text:span></text:span><text:span text:style-name="Strong_20_Emphasis"><text:span text:style-name="T1"> database, such as Cassandra etc, or document oriented databases such as MongoDB or CouchDB.</text:span></text:span></text:p>
            </text:list-item>
            <text:list-item>
              <text:p text:style-name="P4"><text:span text:style-name="Strong_20_Emphasis"><text:span text:style-name="T1">Highly connected data, you can use a graph database such as Neo4J etc.</text:span></text:span></text:p>
            </text:list-item>
            <text:list-item>
              <text:p text:style-name="P4"><text:span text:style-name="Strong_20_Emphasis"><text:span text:style-name="T1">Unstructured text data, and you want to query for words in the document, use Elasticsearch or Solr.</text:span></text:span></text:p>
            </text:list-item>
            <text:list-item>
              <text:p text:style-name="P4"><text:span text:style-name="Strong_20_Emphasis"><text:span text:style-name="T1">If it is a time-series data, and you want to visualize it, you can use InfluxDB or OpenTSDB.</text:span></text:span></text:p>
            </text:list-item>
          </text:list>
        </text:list-item>
        <text:list-item>
          <text:p text:style-name="P4"><text:span text:style-name="Strong_20_Emphasis"><text:span text:style-name="T7">The nature of data on which we need to run the query to derive the information </text:span></text:span><text:span text:style-name="Strong_20_Emphasis"><text:span text:style-name="T22">and the nature of queries or required information</text:span></text:span><text:span text:style-name="Strong_20_Emphasis"><text:span text:style-name="T7"> has changed in the time, so we needed different types of databases.</text:span></text:span></text:p>
        </text:list-item>
        <text:list-item>
          <text:p text:style-name="P4"><text:span text:style-name="Strong_20_Emphasis"><text:span text:style-name="T8">There is “no one size fits all kind” of database for structured/semi-structured/unstructured data. The choice of an appropriate database would depend on </text:span></text:span><text:span text:style-name="Strong_20_Emphasis"><text:span text:style-name="T34">consistency</text:span></text:span><text:span text:style-name="Strong_20_Emphasis"><text:span text:style-name="T8">, </text:span></text:span><text:span text:style-name="Strong_20_Emphasis"><text:span text:style-name="T34">availability</text:span></text:span><text:span text:style-name="Strong_20_Emphasis"><text:span text:style-name="T8">, and </text:span></text:span><text:span text:style-name="Strong_20_Emphasis"><text:span text:style-name="T34">capacity</text:span></text:span><text:span text:style-name="Strong_20_Emphasis"><text:span text:style-name="T8"> requirements. Also other questions will influence the choices:</text:span></text:span></text:p>
          <text:list>
            <text:list-item>
              <text:p text:style-name="P4"><text:span text:style-name="Strong_20_Emphasis"><text:span text:style-name="T8">Do you want to optimize for reads or writes?</text:span></text:span></text:p>
            </text:list-item>
            <text:list-item>
              <text:p text:style-name="P6"><text:span text:style-name="Strong_20_Emphasis"><text:span text:style-name="T19">Rate of read and </text:span></text:span><text:span text:style-name="Strong_20_Emphasis"><text:span text:style-name="T20">write,</text:span></text:span></text:p>
            </text:list-item>
            <text:list-item>
              <text:p text:style-name="P4"><text:span text:style-name="Strong_20_Emphasis"><text:span text:style-name="T8">What are the set of queries that you want your database to give good performance for?</text:span></text:span></text:p>
            </text:list-item>
            <text:list-item>
              <text:p text:style-name="P4"><text:span text:style-name="Strong_20_Emphasis"><text:span text:style-name="T8">Is scalability a concern?</text:span></text:span></text:p>
            </text:list-item>
            <text:list-item>
              <text:p text:style-name="P4"><text:span text:style-name="Strong_20_Emphasis"><text:span text:style-name="T8">Do you want a schema-less database?</text:span></text:span></text:p>
            </text:list-item>
            <text:list-item>
              <text:p text:style-name="P4"><text:span text:style-name="Strong_20_Emphasis"><text:span text:style-name="T8">Is your un-structured data in a JSON format?</text:span></text:span></text:p>
            </text:list-item>
            <text:list-item>
              <text:p text:style-name="P4"><text:span text:style-name="Strong_20_Emphasis"><text:span text:style-name="T8">Do you want ACID guarantees?</text:span></text:span></text:p>
            </text:list-item>
          </text:list>
        </text:list-item>
        <text:list-item>
          <text:p text:style-name="P7"><text:span text:style-name="Strong_20_Emphasis"><text:span text:style-name="T27">If you are using NoSQL, design your database in such a way that you won't need JOINS or Transaction Management. If you design your application and DB well, you might NOT </text:span></text:span><text:soft-page-break/><text:span text:style-name="Strong_20_Emphasis"><text:span text:style-name="T27">be needing </text:span></text:span><text:span text:style-name="Strong_20_Emphasis"><text:span text:style-name="T29">joins and</text:span></text:span><text:span text:style-name="Strong_20_Emphasis"><text:span text:style-name="T27"> transaction</text:span></text:span><text:span text:style-name="Strong_20_Emphasis"><text:span text:style-name="T29">s</text:span></text:span><text:span text:style-name="Strong_20_Emphasis"><text:span text:style-name="T27"> at all in many scenarios. </text:span></text:span><text:span text:style-name="Strong_20_Emphasis"><text:span text:style-name="T28">For designing database in such a way,</text:span></text:span></text:p>
          <text:list>
            <text:list-item>
              <text:p text:style-name="P7"><text:span text:style-name="Strong_20_Emphasis"><text:span text:style-name="T28">denormalization is the key,</text:span></text:span></text:p>
            </text:list-item>
            <text:list-item>
              <text:p text:style-name="P7"><text:span text:style-name="Strong_20_Emphasis"><text:span text:style-name="T30">joins should be done on write and not on read.</text:span></text:span></text:p>
            </text:list-item>
          </text:list>
        </text:list-item>
        <text:list-item>
          <text:p text:style-name="P9">What is OLTP and OLAP?</text:p>
          <text:p text:style-name="P13"><text:a xlink:type="simple" xlink:href="https://www.quora.com/What-is-the-difference-between-OLTP-and-OLAP" text:style-name="Internet_20_link" text:visited-style-name="Visited_20_Internet_20_Link"><text:span text:style-name="T40">https://www.quora.com/What-is-the-difference-between-OLTP-and-OLAP</text:span></text:a></text:p>
        </text:list-item>
        <text:list-item>
          <text:p text:style-name="P12">What is the difference between Task parallelism and Data parallelism?</text:p>
          <text:p text:style-name="P11"><text:span text:style-name="Strong_20_Emphasis">Data parallelism</text:span> is the simultaneous execution on multiple cores of the same function across the elements of a dataset.</text:p>
          <text:p text:style-name="P11"><text:span text:style-name="Strong_20_Emphasis">Task parallelism</text:span> is the simultaneous execution on multiple cores of many different functions across the same or different datasets.</text:p>
        </text:list-item>
        <text:list-item>
          <text:p text:style-name="P10">Abc</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5-31T10:41:12.382556170</dc:date>
    <meta:editing-cycles>2443</meta:editing-cycles>
    <meta:editing-duration>P24DT13H9M7S</meta:editing-duration>
    <meta:generator>LibreOffice/5.1.6.2$Linux_X86_64 LibreOffice_project/10m0$Build-2</meta:generator>
    <meta:document-statistic meta:table-count="0" meta:image-count="0" meta:object-count="0" meta:page-count="3" meta:paragraph-count="57" meta:word-count="1246" meta:character-count="7996" meta:non-whitespace-character-count="68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